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line-through-style="solid"/>
    </style:style>
    <style:style style:name="T3" style:family="text">
      <style:text-properties style:text-line-through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11FF13_7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11, FF 13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, Hebrew<text:tab/><text:tab/><text:tab/><text:tab/><text:tab/></text:p>
      <text:p text:style-name="P5">Author of letter<text:tab/><text:tab/><text:tab/><text:tab/>Sabato Morais<text:tab/></text:p>
      <text:p text:style-name="P5">Signed letter<text:tab/><text:tab/><text:tab/><text:tab/><text:tab/>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October 1881</text:p>
      <text:p text:style-name="P5">Month<text:tab/><text:tab/><text:tab/><text:tab/><text:tab/><text:tab/></text:p>
      <text:p text:style-name="P5">Year<text:tab/><text:tab/><text:tab/><text:tab/><text:tab/><text:tab/>1881</text:p>
      <text:p text:style-name="P5">Hebrew Date<text:tab/><text:tab/><text:tab/><text:tab/><text:tab/></text:p>
      <text:p text:style-name="P5">Undated</text:p>
      <text:p text:style-name="P5">City<text:tab/><text:tab/><text:tab/><text:tab/><text:tab/><text:tab/>Philadelphia</text:p>
      <text:p text:style-name="P5">State<text:tab/><text:tab/><text:tab/><text:tab/><text:tab/><text:tab/>PA</text:p>
      <text:p text:style-name="P5">Country<text:tab/><text:tab/><text:tab/><text:tab/><text:tab/>USA</text:p>
      <text:p text:style-name="P5">Subject<text:tab/><text:tab/><text:tab/><text:tab/><text:tab/>Funeral sermons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</text:p>
      <text:p text:style-name="P5">(Synagogue) Sermon<text:tab/><text:tab/><text:tab/><text:tab/>Y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2</text:p>
      <text:p text:style-name="P5">Number of Sheets<text:tab/><text:tab/><text:tab/><text:tab/>1</text:p>
      <text:p text:style-name="P5">Fragment<text:tab/><text:tab/><text:tab/><text:tab/><text:tab/></text:p>
      <text:p text:style-name="P5">Pagination <text:tab/><text:tab/><text:tab/><text:tab/><text:tab/>N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Leopold Sulzberger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>VII Transcription</text:p>
      <text:p text:style-name="P3">(Symbols: ?=uncertain; []=supplied information; /=end of line)</text:p>
      <text:p text:style-name="P3"><text:span text:style-name="T1"/></text:p>
      <text:p text:style-name="P3">[Page 1]</text:p>
      <text:p text:style-name="P2">A tribute to the memory of L. Sulzberger./</text:p>
      <text:p text:style-name="P3">If it is very true <text:span text:style-name="T2">of</text:span><text:span text:style-name="T3"> that the practice of pronouncing a eulogy over the dead,/ would generally be more honored in the breach then in the observance,/ the present instance offers nevertheless a </text:span><text:span text:style-name="T2">bright</text:span><text:span text:style-name="T3"> striking exception. <text:s/>I do not/ remember in the whole course of my ministry, a case in which a/ panegyric was more deservedly bestowed than it would be now. <text:s/>I have/ certainly buried members of our faith more distinguished, more learned, more useful </text:span><text:span text:style-name="T2">members</text:span><text:span text:style-name="T3"> perhaps/ </text:span><text:span text:style-name="T2">of our faith, and of</text:span><text:span text:style-name="T3"> to ourselves and to the community among whom we live, but none/ sincerer in piety, </text:span><text:span text:style-name="T2">humble</text:span><text:span text:style-name="T3"> gentler in feelings, firmer in the principles of/ </text:span><text:span text:style-name="T2">honesty</text:span><text:span text:style-name="T3"> humanity and rectitude than </text:span><text:span text:style-name="T2">my</text:span><text:span text:style-name="T3"> the venerable friend whom, to my sorrow,/ I am about to lay into the grave. <text:s/>Yet, notwithstanding the/ sterling merits which I have had abundant </text:span><text:span text:style-name="T2">cause</text:span><text:span text:style-name="T3"> occasion to admire in the deceased,/ I am compelled to withhold </text:span><text:span text:style-name="T2">all praise</text:span><text:span text:style-name="T3"> a due measure of praise. <text:s/>First: the joyful Tabernacle-holi-/-day which Israelites celebrate this week, forbids outward expressions and/ signs of private </text:span><text:span text:style-name="T2">affliction</text:span><text:span text:style-name="T3"> mourning; secondly, I am restrained by the wish of the/ sainted dead. <text:s/>Often in our long intercourse, he deprecated funeral orations,/ apt as they are to degenerate with fulsome laudations. <text:s/>As to himself;/ he had always lived in unostentatious simplicity, so would he also prefer/ that his burial be </text:span><text:span text:style-name="T2">quietly</text:span><text:span text:style-name="T3"> perfectly plain. <text:s/>And that which I </text:span><text:span text:style-name="T2">learned</text:span><text:span text:style-name="T3"> drew from/ his own lips, his oldest son has confirmed. <text:s/>We </text:span><text:span text:style-name="T2">Israelites</text:span><text:span text:style-name="T3"> Hebrews are/ taught to respect the will of the departed in whatever does not con-/-flict with the prescribed laws. <text:s/>I dare not therefore trespass./ <text:s/>But the melancholy satisfaction of which I am deprived at this hour,/</text:span></text:p>
      <text:p text:style-name="P3"><text:span text:style-name="T3"/></text:p>
      <text:p text:style-name="P3"><text:span text:style-name="T3">[Page 2]</text:span></text:p>
      <text:p text:style-name="P3"><text:soft-page-break/><text:span text:style-name="T3">will he be gratified at another time and in another place. <text:s/>I must/ let this sad opportunity </text:span><text:span text:style-name="T2">show</text:span><text:span text:style-name="T3"> tell why the gradual loss of a class of men, alas! so/ reduced in number, </text:span><text:span text:style-name="T2">but</text:span><text:span text:style-name="T3"> among whom Leopold Sulzberger ranked foremost, is a very/ serious loss. <text:s/>I must instruct a congregation by the </text:span><text:span text:style-name="T2">sterling</text:span><text:span text:style-name="T3"> excellent qualities/ of him who has gone from its midst. <text:s/>Fortunately, in the/ present instance, the </text:span><text:span text:style-name="T2">bereaved</text:span><text:span text:style-name="T3"> family does not need words of advice and/ </text:span><text:span text:style-name="T2">consolation</text:span><text:span text:style-name="T3"> exhortation. <text:s/>The life of the husband and the father has been/ a lesson leading to practical righteousness and inspiring abinding[sic!] hope in God's mercy./ <text:s/>And when the pain of the separation, naturally very keen, despite/ the ripe age of my friend, shall have been relieved by the hand/ of time, the good name, sweeter than precious </text:span><text:span text:style-name="T2">out</text:span><text:span text:style-name="T3"> ointment, left/ behind by the deceased, will prove a lasting comfort to the surviving relatives. <text:s/>But the/ Israelites </text:span><text:span text:style-name="T2">whom he benefitted by</text:span><text:span text:style-name="T3"> bereft of his example must hear, more publicly/ than to day, a rehearsal of the virtues of their old official. <text:s/>So that/ my people remembering them for their having been set forth conspicuously, </text:span><text:span text:style-name="T2">they my people</text:span><text:span text:style-name="T3"> may/ repeat them to the </text:span><text:span text:style-name="T2">children and</text:span><text:span text:style-name="T3"> young. <text:s/>Aye: the growing generation </text:span><text:span text:style-name="T2">may</text:span><text:span text:style-name="T3"> should be taught to value/ a religion of probity, so clearly illustrated by our brother, whose/ soul has been called to </text:span><text:span text:style-name="T2">the enjoyment of</text:span><text:span text:style-name="T3"> an everlasting/ reward </text:span><text:span text:style-name="T2">[Hebrew]</text:span><text:span text:style-name="T3"> even to the realms of bliss. <text:s/>"to walk before God/ at the light of an imperishable life." <text:s/></text:span><text:span text:style-name="T2">[Hebrew]</text:span><text:span text:style-name="T3"> [Hebrew]/ </text:span><text:span text:style-name="T2">[Hebrew]</text:span><text:span text:style-name="T3"> [Hebrew]/ [Hebrew]/ </text:span><text:span text:style-name="T2">[Hebrew]</text:span><text:span text:style-name="T3">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14T13:53:45.44</meta:creation-date>
    <meta:document-statistic meta:table-count="0" meta:image-count="0" meta:object-count="0" meta:page-count="3" meta:paragraph-count="65" meta:word-count="714" meta:character-count="4596"/>
    <dc:date>2012-11-14T14:14:57.14</dc:date>
    <meta:editing-duration>PT3M51S</meta:editing-duration>
    <meta:editing-cycles>1</meta:editing-cycles>
    <meta:generator>OpenOffice.org/3.4.1$Win32 OpenOffice.org_project/341m1$Build-9593</meta:generator>
  </office:meta>
</office:document-meta>
</file>